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practice;</text:p>
      <text:p text:style-name="Standard"/>
      <text:p text:style-name="Standard">use practice;</text:p>
      <text:p text:style-name="Standard"/>
      <text:p text:style-name="Standard">create table complex (</text:p>
      <text:p text:style-name="Standard"><text:s text:c="4"/>-&gt; complexId int Not null auto_increment,</text:p>
      <text:p text:style-name="Standard"><text:s text:c="4"/>-&gt; complexName varchar(30),</text:p>
      <text:p text:style-name="Standard"><text:s text:c="4"/>-&gt; primary key(complexId));</text:p>
      <text:p text:style-name="Standard"/>
      <text:p text:style-name="Standard">create table buildings ( buildingId int not null auto_increment, complexId int, buildingName varchar(30), adress varchar(40), primary key(buildingId), foreign key (complexId) references complex(complexId));</text:p>
      <text:p text:style-name="Standard"/>
      <text:p text:style-name="Standard">create table apartments (</text:p>
      <text:p text:style-name="Standard"><text:s text:c="4"/>-&gt; aptId int not null auto_increment,</text:p>
      <text:p text:style-name="Standard"><text:s text:c="4"/>-&gt; unitNum varchar(30),</text:p>
      <text:p text:style-name="Standard"><text:s text:c="4"/>-&gt; buildingId int,</text:p>
      <text:p text:style-name="Standard"><text:s text:c="4"/>-&gt; primary key (aptId),</text:p>
      <text:p text:style-name="Standard"><text:s text:c="4"/>-&gt; foreign key (buildingId) references buildings(buildingId));</text:p>
      <text:p text:style-name="Standard"/>
      <text:p text:style-name="Standard">create table tenants (</text:p>
      <text:p text:style-name="Standard"><text:s text:c="4"/>-&gt; tenantId int not null auto_increment,</text:p>
      <text:p text:style-name="Standard"><text:s text:c="4"/>-&gt; tenantName varchar(30),</text:p>
      <text:p text:style-name="Standard"><text:s text:c="4"/>-&gt; primary key(tenantId));</text:p>
      <text:p text:style-name="Standard">Query OK, 0 rows affected (0.01 sec)</text:p>
      <text:p text:style-name="Standard"/>
      <text:p text:style-name="Standard">create table aptTenants ( id int not null auto_increment, aptId int, tenantId int,primary key(id), foreign key (aptId) references apartments(aptId), foreign key (tenantId) references tenants(tenantId))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13:03.265983103</meta:creation-date>
    <dc:date>2022-04-08T08:25:00.010183478</dc:date>
    <meta:editing-duration>PT1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16" meta:character-count="945" meta:non-whitespace-character-count="804"/>
  </office:meta>
</office:document-meta>
</file>